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kument projektowy – System automatycznego układania planu zajęć</text:p>
      <text:p text:style-name="Standard">1. Temat realizowanego projektu</text:p>
      <text:p text:style-name="Standard"/>
      <text:p text:style-name="Standard">Tytuł projektu:</text:p>
      <text:p text:style-name="Standard">System automatycznego układania planu zajęć studenta na podstawie dostępnych bloków zajęciowych.</text:p>
      <text:p text:style-name="Standard"/>
      <text:p text:style-name="Standard">Opis skrócony:</text:p>
      <text:p text:style-name="Standard">Aplikacja umożliwia automatyczne generowanie optymalnego planu zajęć studenta po pobraniu danych o dostępnych kursach i blokach czasowych z systemu uczelni. Celem projektu jest usprawnienie procesu planowania i eliminacja konfliktów między zajęciami.</text:p>
      <text:p text:style-name="Standard"/>
      <text:p text:style-name="Standard">2. Zakres projektu</text:p>
      <text:p text:style-name="Standard"/>
      <text:p text:style-name="Standard">Projekt obejmuje stworzenie aplikacji webowej, która:</text:p>
      <text:p text:style-name="Standard"/>
      <text:p text:style-name="Standard">Automatycznie pobiera dane o zajęciach (nazwa przedmiotu, prowadzący, godziny, sala, grupa) z portalu uczelni.</text:p>
      <text:p text:style-name="Standard"/>
      <text:p text:style-name="Standard">Analizuje możliwe kombinacje zajęć, eliminując konflikty czasowe.</text:p>
      <text:p text:style-name="Standard"/>
      <text:p text:style-name="Standard">Umożliwia studentowi określenie preferencji (np. wolne piątki, konkretne grupy).</text:p>
      <text:p text:style-name="Standard"/>
      <text:p text:style-name="Standard">Generuje i prezentuje optymalny plan zajęć w czytelnej formie graficznej.</text:p>
      <text:p text:style-name="Standard"/>
      <text:p text:style-name="Standard">Umożliwia eksport lub zapis planu (np. do pliku .ics lub .pdf).</text:p>
      <text:p text:style-name="Standard"/>
      <text:p text:style-name="Standard">3. WBS (Work Breakdown Structure)</text:p>
      <text:p text:style-name="Standard">Poziom<text:tab/>Zadanie główne<text:tab/>Podzadania</text:p>
      <text:p text:style-name="Standard">1<text:tab/>Czytanie danych<text:tab/>1.1. Logowanie do systemu uczelni</text:p>
      <text:p text:style-name="Standard">1.2. Pobieranie listy zajęć</text:p>
      <text:p text:style-name="Standard">1.3. Parsowanie danych</text:p>
      <text:p text:style-name="Standard">1.4. Walidacja danych</text:p>
      <text:p text:style-name="Standard">2<text:tab/>Układanie planu<text:tab/>2.1. Analiza możliwych bloków</text:p>
      <text:p text:style-name="Standard">2.2. Sprawdzanie konfliktów czasowych</text:p>
      <text:p text:style-name="Standard">2.3. Generowanie kombinacji</text:p>
      <text:p text:style-name="Standard">2.4. Wybór optymalnego planu (wg preferencji użytkownika)</text:p>
      <text:p text:style-name="Standard">3<text:tab/>GUI (Interfejs użytkownika)<text:tab/>3.1. Projekt widoków</text:p>
      <text:p text:style-name="Standard">3.2. Wizualizacja planu</text:p>
      <text:p text:style-name="Standard">3.3. Konfiguracja preferencji</text:p>
      <text:p text:style-name="Standard">3.4. Eksport / zapis planu</text:p>
      <text:p text:style-name="Standard">4<text:tab/>Integracja<text:tab/>4.1. Połączenie części backendowej z frontendem</text:p>
      <text:p text:style-name="Standard">4.2. Testy integracyjne</text:p>
      <text:p text:style-name="Standard">4.3. Optymalizacja wydajnośc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20:56:05.408557844</meta:creation-date>
    <dc:date>2025-10-25T20:56:40.226441645</dc:date>
    <meta:editing-duration>PT35S</meta:editing-duration>
    <meta:editing-cycles>1</meta:editing-cycles>
    <meta:document-statistic meta:table-count="0" meta:image-count="0" meta:object-count="0" meta:page-count="1" meta:paragraph-count="30" meta:word-count="197" meta:character-count="1527" meta:non-whitespace-character-count="1359"/>
    <meta:generator>LibreOffice/25.8.2.2$Linux_X86_64 LibreOffice_project/580$Build-2</meta:generator>
  </office:meta>
</office:document-meta>
</file>